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Arial" officeooo:rsid="0022c3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Boot Time Optimization Guide for Fedora 42</text:p>
      <text:p text:style-name="P1"/>
      <text:p text:style-name="P1">This guide provides useful commands and tips to help reduce your Linux boot time on Fedora 42.</text:p>
      <text:p text:style-name="P1"/>
      <text:p text:style-name="P1">Key Commands to Analyze Boot Performance:</text:p>
      <text:p text:style-name="P1"/>
      <text:p text:style-name="P1">- systemd-analyze</text:p>
      <text:p text:style-name="P1"><text:s text:c="2"/>Shows the total boot time of your system after the last startup.</text:p>
      <text:p text:style-name="P1"/>
      <text:p text:style-name="P1">- systemd-analyze blame</text:p>
      <text:p text:style-name="P1"><text:s text:c="2"/>Lists all services and processes sorted by how long they took during boot.</text:p>
      <text:p text:style-name="P1"><text:s text:c="2"/>Useful to identify what is slowing down your boot.</text:p>
      <text:p text:style-name="P1"/>
      <text:p text:style-name="P1">- systemd-analyze critical-chain</text:p>
      <text:p text:style-name="P1"><text:s text:c="2"/>Displays the most time-consuming services and their dependencies.</text:p>
      <text:p text:style-name="P1"><text:s text:c="2"/>Start by disabling unnecessary services shown here to improve boot speed.</text:p>
      <text:p text:style-name="P1"/>
      <text:p text:style-name="P1">How to Improve Boot Time:</text:p>
      <text:p text:style-name="P1"/>
      <text:p text:style-name="P1">The main way to speed up boot is to disable unnecessary services.</text:p>
      <text:p text:style-name="P1"/>
      <text:p text:style-name="P1">Two methods to disable services:</text:p>
      <text:p text:style-name="P1"/>
      <text:p text:style-name="P1">1. Disable a service:</text:p>
      <text:p text:style-name="P1"><text:s text:c="3"/>Prevents the service from starting automatically at boot.</text:p>
      <text:p text:style-name="P1"><text:s text:c="3"/>Other services can still start it if needed.</text:p>
      <text:p text:style-name="P1"/>
      <text:p text:style-name="P1">2. Disable and mask a service:</text:p>
      <text:p text:style-name="P1"><text:s text:c="3"/>Prevents the service from running at all and blocks other services from starting it.</text:p>
      <text:p text:style-name="P1"><text:soft-page-break/><text:s text:c="3"/>Use masking carefully; it can cause system issues.</text:p>
      <text:p text:style-name="P1"/>
      <text:p text:style-name="P1">Note: Only disable or mask services if you understand their purpose and have tested your system afterward.</text:p>
      <text:p text:style-name="P1"/>
      <text:p text:style-name="P1">Example: Disabling Unneeded Services</text:p>
      <text:p text:style-name="P1"/>
      <text:p text:style-name="P1">sudo systemctl disable remote-fs.target</text:p>
      <text:p text:style-name="P1">sudo systemctl disable remote-fs-pre.target</text:p>
      <text:p text:style-name="P1">sudo systemctl disable nfs-client.target</text:p>
      <text:p text:style-name="P1"/>
      <text:p text:style-name="P1">After disabling, reboot and verify that everything works correctly.</text:p>
      <text:p text:style-name="P1"/>
      <text:p text:style-name="P1">To check for failed services after boot:</text:p>
      <text:p text:style-name="P1"/>
      <text:p text:style-name="P1">systemctl --failed</text:p>
      <text:p text:style-name="P1"/>
      <text:p text:style-name="P1">Reducing GRUB Menu Timeout:</text:p>
      <text:p text:style-name="P1"/>
      <text:p text:style-name="P1">By default, GRUB waits a few seconds before booting. You can reduce this:</text:p>
      <text:p text:style-name="P1"/>
      <text:p text:style-name="P1">1. Edit GRUB config:</text:p>
      <text:p text:style-name="P1"/>
      <text:p text:style-name="P1"><text:s text:c="3"/>sudo vi /etc/default/grub</text:p>
      <text:p text:style-name="P1"/>
      <text:p text:style-name="P1">2. Change the timeout (set GRUB_TIMEOUT to a lower number):</text:p>
      <text:p text:style-name="P1"/>
      <text:p text:style-name="P1"><text:s text:c="3"/>GRUB_TIMEOUT=3</text:p>
      <text:p text:style-name="P1"/>
      <text:p text:style-name="P1"><text:soft-page-break/>3. (Optional) Add kernel parameters for hardware tweaks (example disables serial ports on Lenovo Legion):</text:p>
      <text:p text:style-name="P1"/>
      <text:p text:style-name="P1"><text:s text:c="3"/>GRUB_CMDLINE_LINUX="quiet splash 8250.nr_uarts=0"</text:p>
      <text:p text:style-name="P1"/>
      <text:p text:style-name="P1">4. Save and regenerate GRUB config:</text:p>
      <text:p text:style-name="P1"/>
      <text:p text:style-name="P1"><text:s text:c="3"/>sudo grub2-mkconfig -o /boot/grub2/grub.cfg</text:p>
      <text:p text:style-name="P1"/>
      <text:p text:style-name="P1">Disable Unnecessary Services at Boot:</text:p>
      <text:p text:style-name="P1"/>
      <text:p text:style-name="P1">sudo systemctl disable piavpn.service</text:p>
      <text:p text:style-name="P1">sudo systemctl disable opt-piavpn-etc-cgroup-net_cls.mount</text:p>
      <text:p text:style-name="P1">sudo systemctl disable bluetooth.service</text:p>
      <text:p text:style-name="P1">sudo systemctl disable ModemManager.service <text:s text:c="7"/># Only if no SIM card modem is used</text:p>
      <text:p text:style-name="P1">sudo systemctl disable iscsi-onboot.service iscsi-starter.service <text:s/># For network storage</text:p>
      <text:p text:style-name="P1"/>
      <text:p text:style-name="P1">Other Useful Tips:</text:p>
      <text:p text:style-name="P1"/>
      <text:p text:style-name="P1">- Rebuild initramfs with only necessary drivers to reduce boot time:</text:p>
      <text:p text:style-name="P1"/>
      <text:p text:style-name="P1"><text:s text:c="2"/>sudo dracut --force --hostonly</text:p>
      <text:p text:style-name="P1"/>
      <text:p text:style-name="P1">- Remove the splash screen (Fedora logo during boot):</text:p>
      <text:p text:style-name="P1"/>
      <text:p text:style-name="P1"><text:s text:c="2"/>WARNING: Do NOT do this if using full disk encryption with Plymouth, as it may cause boot issues.</text:p>
      <text:p text:style-name="P1"/>
      <text:p text:style-name="P1"><text:s text:c="2"/>sudo systemctl mask plymouth-quit.service plymouth-quit-wait.service plymouth-start.service</text:p>
      <text:p text:style-name="P1"/>
      <text:p text:style-name="P1"><text:soft-page-break/>- Optimize printing services by enabling socket activation and disabling the daemon at boot:</text:p>
      <text:p text:style-name="P1"/>
      <text:p text:style-name="P1"><text:s text:c="2"/>sudo systemctl enable cups.socket</text:p>
      <text:p text:style-name="P1"><text:s text:c="2"/>sudo systemctl disable cups.service</text:p>
      <text:p text:style-name="P1"/>
      <text:p text:style-name="P1">Final Notes:</text:p>
      <text:p text:style-name="P1"/>
      <text:p text:style-name="P1">- Always test your system after disabling services or making changes.</text:p>
      <text:p text:style-name="P1">- Use systemd-analyze blame and systemd-analyze critical-chain regularly to monitor boot times.</text:p>
      <text:p text:style-name="P1">- Mask services only if you understand the risks; prefer disabling over masking.</text:p>
      <text:p text:style-name="P1"/>
      <text:p text:style-name="P1">For more details, see:</text:p>
      <text:p text:style-name="P1">https://docs.redhat.com/en/documentation/red_hat_enterprise_linux/9/html/using_systemd_unit_files_to_customize_and_optimize_your_system/optimizing-systemd-to-shorten-the-boot-time_working-with-system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20:51:37.275768191</meta:creation-date>
    <dc:date>2025-09-14T23:11:56.094662317</dc:date>
    <meta:editing-duration>PT54M56S</meta:editing-duration>
    <meta:editing-cycles>28</meta:editing-cycles>
    <meta:generator>LibreOffice/25.2.6.2$Linux_X86_64 LibreOffice_project/520$Build-2</meta:generator>
    <meta:document-statistic meta:table-count="0" meta:image-count="0" meta:object-count="0" meta:page-count="4" meta:paragraph-count="59" meta:word-count="434" meta:character-count="3213" meta:non-whitespace-character-count="2789"/>
  </office:meta>
</office:document-meta>
</file>